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eation_evaluation" table:style-name="ta1">
        <table:shapes>
          <draw:frame draw:z-index="0" draw:style-name="gr1" draw:text-style-name="P1" svg:width="6.298in" svg:height="3.5453in" svg:x="5.4524in" svg:y="1.3071in">
            <draw:object draw:notify-on-update-of-ranges="creation_evaluation.A2:creation_evaluation.A11 creation_evaluation.B2:creation_evaluation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I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CTI2</text:p>
          </table:table-cell>
          <table:table-cell office:value-type="float" office:value="5.917" calcext:value-type="float">
            <text:p>5.917</text:p>
          </table:table-cell>
        </table:table-row>
        <table:table-row table:style-name="ro1">
          <table:table-cell office:value-type="string" calcext:value-type="string">
            <text:p>CTI3</text:p>
          </table:table-cell>
          <table:table-cell office:value-type="float" office:value="9.583" calcext:value-type="float">
            <text:p>9.583</text:p>
          </table:table-cell>
        </table:table-row>
        <table:table-row table:style-name="ro1">
          <table:table-cell office:value-type="string" calcext:value-type="string">
            <text:p>CTI4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CTI5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CTI6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string" calcext:value-type="string">
            <text:p>CTI7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CTI8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CTI9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CTI10</text:p>
          </table:table-cell>
          <table:table-cell office:value-type="float" office:value="9.58" calcext:value-type="float">
            <text:p>9.58</text:p>
          </table:table-cell>
        </table:table-row>
      </table:table>
      <table:table table:name="compliance_evaluation" table:style-name="ta1">
        <table:shapes>
          <draw:frame draw:z-index="0" draw:style-name="gr1" draw:text-style-name="P1" svg:width="6.298in" svg:height="3.5453in" svg:x="5.0299in" svg:y="1.9972in">
            <draw:object draw:notify-on-update-of-ranges="compliance_evaluation.A2:compliance_evaluation.A11 compliance_evaluation.B2:compliance_evaluation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MP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P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MP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MP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MP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MP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MP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MP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P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MP10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audit_evaluation" table:style-name="ta1">
        <table:shapes>
          <draw:frame draw:z-index="0" draw:style-name="gr1" draw:text-style-name="P1" svg:width="6.298in" svg:height="3.5449in" svg:x="4.802in" svg:y="1.4118in">
            <draw:object draw:notify-on-update-of-ranges="audit_evaluation.A2:audit_evaluation.A11 audit_evaluation.B2:audit_evaluation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A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CTA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CTA3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string" calcext:value-type="string">
            <text:p>CTA4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CTA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CTA6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string" calcext:value-type="string">
            <text:p>CTA7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CTA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CTA9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CTA10</text:p>
          </table:table-cell>
          <table:table-cell office:value-type="float" office:value="9.85" calcext:value-type="float">
            <text:p>9.85</text:p>
          </table:table-cell>
        </table:table-row>
      </table:table>
      <table:table table:name="term_creation_evaluation" table:style-name="ta1">
        <table:shapes>
          <draw:frame draw:z-index="0" draw:style-name="gr1" draw:text-style-name="P1" svg:width="6.298in" svg:height="3.5449in" svg:x="5.0839in" svg:y="1.5791in">
            <draw:object draw:notify-on-update-of-ranges="term_creation_evaluation.A2:term_creation_evaluation.A11 term_creation_evaluation.B2:term_creation_evaluation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T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TT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TT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TT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TT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T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TT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T10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erm_audit_evaluation" table:style-name="ta1">
        <table:shapes>
          <draw:frame draw:z-index="0" draw:style-name="gr1" draw:text-style-name="P1" svg:width="6.298in" svg:height="3.5449in" svg:x="5.6587in" svg:y="1.3701in">
            <draw:object draw:notify-on-update-of-ranges="term_audit_evaluation.A2:term_audit_evaluation.A11 term_audit_evaluation.B2:term_audit_evaluation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TA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TA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A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TTA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TA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TTA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A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A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TA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A10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obligation_create_evaluation" table:style-name="ta1">
        <table:shapes>
          <draw:frame draw:z-index="0" draw:style-name="gr1" draw:text-style-name="P1" svg:width="6.2988in" svg:height="3.5429in" svg:x="6.5217in" svg:y="1.5866in">
            <draw:object draw:notify-on-update-of-ranges="obligation_create_evaluation.A2:obligation_create_evaluation.A11 obligation_create_evaluation.B2:obligation_create_evaluation.B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O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TO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TO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O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TO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O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O10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obligation_audit_evaluation" table:style-name="ta1">
        <table:shapes>
          <draw:frame draw:z-index="0" draw:style-name="gr1" draw:text-style-name="P1" svg:width="6.298in" svg:height="3.5453in" svg:x="5.1382in" svg:y="1.5161in">
            <draw:object draw:notify-on-update-of-ranges="obligation_audit_evaluation.A2:obligation_audit_evaluation.A11 obligation_audit_evaluation.B2:obligation_audit_evaluation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OA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TOA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TOA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A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OA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OA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A10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Sheet8" table:style-name="ta1">
        <table:table-column table:style-name="co1" table:default-cell-style-name="ce2"/>
        <table:table-column table:style-name="co1" table:number-columns-repeated="10" table:default-cell-style-name="ce3"/>
        <table:table-row table:style-name="ro1">
          <table:table-cell table:style-name="ce1"/>
          <table:table-cell table:style-name="ce2" office:value-type="string" calcext:value-type="string">
            <text:p>Instance 1</text:p>
          </table:table-cell>
          <table:table-cell table:style-name="ce2" office:value-type="string" calcext:value-type="string">
            <text:p>Instance 2</text:p>
          </table:table-cell>
          <table:table-cell table:style-name="ce2" office:value-type="string" calcext:value-type="string">
            <text:p>Instance 3</text:p>
          </table:table-cell>
          <table:table-cell table:style-name="ce2" office:value-type="string" calcext:value-type="string">
            <text:p>Instance 4</text:p>
          </table:table-cell>
          <table:table-cell table:style-name="ce2" office:value-type="string" calcext:value-type="string">
            <text:p>Instance 5</text:p>
          </table:table-cell>
          <table:table-cell table:style-name="ce2" office:value-type="string" calcext:value-type="string">
            <text:p>Instance 6</text:p>
          </table:table-cell>
          <table:table-cell table:style-name="ce2" office:value-type="string" calcext:value-type="string">
            <text:p>Instance 7</text:p>
          </table:table-cell>
          <table:table-cell table:style-name="ce2" office:value-type="string" calcext:value-type="string">
            <text:p>Instance 8</text:p>
          </table:table-cell>
          <table:table-cell table:style-name="ce2" office:value-type="string" calcext:value-type="string">
            <text:p>Instance 9</text:p>
          </table:table-cell>
          <table:table-cell table:style-name="ce2" office:value-type="string" calcext:value-type="string">
            <text:p>Instance 10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office:value-type="float" office:value="966" calcext:value-type="float">
            <text:p>966</text:p>
          </table:table-cell>
          <table:table-cell office:value-type="float" office:value="905" calcext:value-type="float">
            <text:p>905</text:p>
          </table:table-cell>
          <table:table-cell office:value-type="float" office:value="807" calcext:value-type="float">
            <text:p>807</text:p>
          </table:table-cell>
          <table:table-cell office:value-type="float" office:value="893" calcext:value-type="float">
            <text:p>893</text:p>
          </table:table-cell>
          <table:table-cell office:value-type="float" office:value="819" calcext:value-type="float">
            <text:p>819</text:p>
          </table:table-cell>
          <table:table-cell office:value-type="float" office:value="814" calcext:value-type="float">
            <text:p>814</text:p>
          </table:table-cell>
          <table:table-cell office:value-type="float" office:value="794" calcext:value-type="float">
            <text:p>794</text:p>
          </table:table-cell>
          <table:table-cell office:value-type="float" office:value="703" calcext:value-type="float">
            <text:p>703</text:p>
          </table:table-cell>
          <table:table-cell office:value-type="float" office:value="903" calcext:value-type="float">
            <text:p>90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Audit</text:p>
          </table:table-cell>
          <table:table-cell office:value-type="float" office:value="970" calcext:value-type="float">
            <text:p>970</text:p>
          </table:table-cell>
          <table:table-cell office:value-type="float" office:value="915" calcext:value-type="float">
            <text:p>915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810" calcext:value-type="float">
            <text:p>810</text:p>
          </table:table-cell>
          <table:table-cell office:value-type="float" office:value="825" calcext:value-type="float">
            <text:p>825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office:value-type="float" office:value="915" calcext:value-type="float">
            <text:p>91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0:57:14.954053225</meta:creation-date>
    <dc:date>2023-04-09T10:15:12.312545615</dc:date>
    <meta:editing-duration>PT2H15M55S</meta:editing-duration>
    <meta:editing-cycles>41</meta:editing-cycles>
    <meta:generator>LibreOffice/7.3.7.2$Linux_X86_64 LibreOffice_project/30$Build-2</meta:generator>
    <meta:document-statistic meta:table-count="8" meta:cell-count="186" meta:object-count="7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creation_evaluation.A2:creation_evaluation.B11" chart:data-source-has-labels="both" svg:x="1.33cm" svg:y="0.18cm" svg:width="14.349cm" svg:height="8.646cm">
          <chart:coordinate-region svg:x="1.951cm" svg:y="0.38cm" svg:width="13.263cm" svg:height="7.799cm"/>
          <chart:axis chart:dimension="x" chart:name="primary-x" chart:style-name="ch3" chartooo:axis-type="auto">
            <chartooo:date-scale/>
            <chart:categories table:cell-range-address="creation_evaluation.A2:creation_evaluation.A11"/>
          </chart:axis>
          <chart:axis chart:dimension="y" chart:name="primary-y" chart:style-name="ch3">
            <chart:title svg:x="0.451cm" svg:y="5.804cm" chart:style-name="ch4">
              <text:p>Time (in minutes)</text:p>
            </chart:title>
            <chart:grid chart:style-name="ch5" chart:class="major"/>
          </chart:axis>
          <chart:series chart:style-name="ch6" chart:values-cell-range-address="creation_evaluation.B2:creation_evaluation.B11" loext:label-string="time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TI1</text:p>
                <draw:g>
                  <svg:desc>creation_evaluation.A2:creation_evaluation.A11</svg:desc>
                </draw:g>
              </table:table-cell>
              <table:table-cell office:value-type="float" office:value="3.93">
                <text:p>3.93</text:p>
                <draw:g>
                  <svg:desc>creation_evaluation.B2:creation_evaluation.B11</svg:desc>
                </draw:g>
              </table:table-cell>
            </table:table-row>
            <table:table-row>
              <table:table-cell office:value-type="string">
                <text:p>CTI2</text:p>
              </table:table-cell>
              <table:table-cell office:value-type="float" office:value="5.917">
                <text:p>5.917</text:p>
              </table:table-cell>
            </table:table-row>
            <table:table-row>
              <table:table-cell office:value-type="string">
                <text:p>CTI3</text:p>
              </table:table-cell>
              <table:table-cell office:value-type="float" office:value="9.583">
                <text:p>9.583</text:p>
              </table:table-cell>
            </table:table-row>
            <table:table-row>
              <table:table-cell office:value-type="string">
                <text:p>CTI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CTI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CTI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CTI7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CTI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CTI9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CTI10</text:p>
              </table:table-cell>
              <table:table-cell office:value-type="float" office:value="9.58">
                <text:p>9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compliance_evaluation.A2:compliance_evaluation.B11" chart:data-source-has-labels="column" svg:x="1.33cm" svg:y="0.18cm" svg:width="14.349cm" svg:height="8.646cm">
          <chart:coordinate-region svg:x="1.951cm" svg:y="0.379cm" svg:width="13.026cm" svg:height="7.8cm"/>
          <chart:axis chart:dimension="x" chart:name="primary-x" chart:style-name="ch3" chartooo:axis-type="auto">
            <chartooo:date-scale/>
            <chart:categories table:cell-range-address="compliance_evaluation.A2:compliance_evaluation.A11"/>
          </chart:axis>
          <chart:axis chart:dimension="y" chart:name="primary-y" chart:style-name="ch3">
            <chart:title svg:x="0.451cm" svg:y="5.843cm" chart:style-name="ch4">
              <text:p>Time (in seconds)</text:p>
            </chart:title>
            <chart:grid chart:style-name="ch5" chart:class="major"/>
          </chart:axis>
          <chart:series chart:style-name="ch6" chart:values-cell-range-address="compliance_evaluation.B2:compliance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1</text:p>
                <draw:g>
                  <svg:desc>compliance_evaluation.A2:compliance_evaluation.A11</svg:desc>
                </draw:g>
              </table:table-cell>
              <table:table-cell office:value-type="float" office:value="9">
                <text:p>9</text:p>
                <draw:g>
                  <svg:desc>compliance_evaluation.B2:compliance_evaluation.B11</svg:desc>
                </draw:g>
              </table:table-cell>
            </table:table-row>
            <table:table-row>
              <table:table-cell office:value-type="string">
                <text:p>COMP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MP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OMP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OMP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OMP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OMP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OMP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OMP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OMP1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audit_evaluation.A2:audit_evaluation.B11" chart:data-source-has-labels="column" svg:x="1.33cm" svg:y="0.18cm" svg:width="14.349cm" svg:height="8.645cm">
          <chart:coordinate-region svg:x="1.951cm" svg:y="0.38cm" svg:width="13.197cm" svg:height="7.798cm"/>
          <chart:axis chart:dimension="x" chart:name="primary-x" chart:style-name="ch3" chartooo:axis-type="auto">
            <chartooo:date-scale/>
            <chart:categories table:cell-range-address="audit_evaluation.A2:audit_evaluation.A11"/>
          </chart:axis>
          <chart:axis chart:dimension="y" chart:name="primary-y" chart:style-name="ch3">
            <chart:title svg:x="0.451cm" svg:y="5.803cm" chart:style-name="ch4">
              <text:p>Time (in minutes)</text:p>
            </chart:title>
            <chart:grid chart:style-name="ch5" chart:class="major"/>
          </chart:axis>
          <chart:series chart:style-name="ch6" chart:values-cell-range-address="audit_evaluation.B2: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A1</text:p>
                <draw:g>
                  <svg:desc>audit_evaluation.A2:audit_evaluation.A11</svg:desc>
                </draw:g>
              </table:table-cell>
              <table:table-cell office:value-type="float" office:value="3.97">
                <text:p>3.97</text:p>
                <draw:g>
                  <svg:desc>audit_evaluation.B2:audit_evaluation.B11</svg:desc>
                </draw:g>
              </table:table-cell>
            </table:table-row>
            <table:table-row>
              <table:table-cell office:value-type="string">
                <text:p>CTA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TA3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CTA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CTA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CTA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CTA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CTA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CTA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CTA10</text:p>
              </table:table-cell>
              <table:table-cell office:value-type="float" office:value="9.85">
                <text:p>9.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term_creation_evaluation.A2:term_creation_evaluation.B11" chart:data-source-has-labels="column" svg:x="1.33cm" svg:y="0.18cm" svg:width="14.349cm" svg:height="8.645cm">
          <chart:coordinate-region svg:x="1.951cm" svg:y="0.379cm" svg:width="13.211cm" svg:height="7.799cm"/>
          <chart:axis chart:dimension="x" chart:name="primary-x" chart:style-name="ch3" chartooo:axis-type="auto">
            <chartooo:date-scale/>
            <chart:categories table:cell-range-address="term_creation_evaluation.A2:term_creation_evaluation.A11"/>
          </chart:axis>
          <chart:axis chart:dimension="y" chart:name="primary-y" chart:style-name="ch3">
            <chart:title svg:x="0.451cm" svg:y="5.842cm" chart:style-name="ch4">
              <text:p>Time (in seconds)</text:p>
            </chart:title>
            <chart:grid chart:style-name="ch5" chart:class="major"/>
          </chart:axis>
          <chart:series chart:style-name="ch6" chart:values-cell-range-address="term_creation_evaluation.B2:term_creation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T1</text:p>
                <draw:g>
                  <svg:desc>term_creation_evaluation.A2:term_creation_evaluation.A11</svg:desc>
                </draw:g>
              </table:table-cell>
              <table:table-cell office:value-type="float" office:value="35">
                <text:p>35</text:p>
                <draw:g>
                  <svg:desc>term_creation_evaluation.B2:term_creation_evaluation.B11</svg:desc>
                </draw:g>
              </table:table-cell>
            </table:table-row>
            <table:table-row>
              <table:table-cell office:value-type="string">
                <text:p>CTT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TT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TT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TT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TT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TT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TT1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term_audit_evaluation.A2:term_audit_evaluation.B11" chart:data-source-has-labels="column" svg:x="1.33cm" svg:y="0.18cm" svg:width="14.349cm" svg:height="8.645cm">
          <chart:coordinate-region svg:x="1.951cm" svg:y="0.379cm" svg:width="13.092cm" svg:height="7.799cm"/>
          <chart:axis chart:dimension="x" chart:name="primary-x" chart:style-name="ch3" chartooo:axis-type="auto">
            <chartooo:date-scale/>
            <chart:categories table:cell-range-address="term_audit_evaluation.A2:term_audit_evaluation.A11"/>
          </chart:axis>
          <chart:axis chart:dimension="y" chart:name="primary-y" chart:style-name="ch3">
            <chart:title svg:x="0.451cm" svg:y="5.842cm" chart:style-name="ch4">
              <text:p>Time (in seconds)</text:p>
            </chart:title>
            <chart:grid chart:style-name="ch5" chart:class="major"/>
          </chart:axis>
          <chart:series chart:style-name="ch6" chart:values-cell-range-address="term_audit_evaluation.B2:term_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TA1</text:p>
                <draw:g>
                  <svg:desc>term_audit_evaluation.A2:term_audit_evaluation.A11</svg:desc>
                </draw:g>
              </table:table-cell>
              <table:table-cell office:value-type="float" office:value="40">
                <text:p>40</text:p>
                <draw:g>
                  <svg:desc>term_audit_evaluation.B2:term_audit_evaluation.B11</svg:desc>
                </draw:g>
              </table:table-cell>
            </table:table-row>
            <table:table-row>
              <table:table-cell office:value-type="string">
                <text:p>CTTA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A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TTA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TA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TTA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A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A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TTA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A10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bligation_create_evaluation.A2:obligation_create_evaluation.B11" chart:data-source-has-labels="column" svg:x="1.331cm" svg:y="0.18cm" svg:width="14.349cm" svg:height="8.64cm">
          <chart:coordinate-region svg:x="1.952cm" svg:y="0.379cm" svg:width="13.184cm" svg:height="7.794cm"/>
          <chart:axis chart:dimension="x" chart:name="primary-x" chart:style-name="ch3" chartooo:axis-type="auto">
            <chartooo:date-scale/>
            <chart:categories table:cell-range-address="obligation_create_evaluation.A2:obligation_create_evaluation.A11"/>
          </chart:axis>
          <chart:axis chart:dimension="y" chart:name="primary-y" chart:style-name="ch3">
            <chart:title svg:x="0.451cm" svg:y="5.84cm" chart:style-name="ch4">
              <text:p>Time (in seconds)</text:p>
            </chart:title>
            <chart:grid chart:style-name="ch5" chart:class="major"/>
          </chart:axis>
          <chart:series chart:style-name="ch6" chart:values-cell-range-address="obligation_create_evaluation.B2:obligation_create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O1</text:p>
                <draw:g>
                  <svg:desc>obligation_create_evaluation.A2:obligation_create_evaluation.A11</svg:desc>
                </draw:g>
              </table:table-cell>
              <table:table-cell office:value-type="float" office:value="49">
                <text:p>49</text:p>
                <draw:g>
                  <svg:desc>obligation_create_evaluation.B2:obligation_create_evaluation.B11</svg:desc>
                </draw:g>
              </table:table-cell>
            </table:table-row>
            <table:table-row>
              <table:table-cell office:value-type="string">
                <text:p>CTO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TO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TO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O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O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O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TO10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obligation_audit_evaluation.A2:obligation_audit_evaluation.B11" chart:data-source-has-labels="column" svg:x="1.33cm" svg:y="0.18cm" svg:width="14.349cm" svg:height="8.646cm">
          <chart:coordinate-region svg:x="1.951cm" svg:y="0.379cm" svg:width="13.065cm" svg:height="7.8cm"/>
          <chart:axis chart:dimension="x" chart:name="primary-x" chart:style-name="ch3" chartooo:axis-type="auto">
            <chartooo:date-scale/>
            <chart:categories table:cell-range-address="obligation_audit_evaluation.A2:obligation_audit_evaluation.A11"/>
          </chart:axis>
          <chart:axis chart:dimension="y" chart:name="primary-y" chart:style-name="ch3">
            <chart:title svg:x="0.451cm" svg:y="5.843cm" chart:style-name="ch4">
              <text:p>Time (in seconds)</text:p>
            </chart:title>
            <chart:grid chart:style-name="ch5" chart:class="major"/>
          </chart:axis>
          <chart:series chart:style-name="ch6" chart:values-cell-range-address="obligation_audit_evaluation.B2:obligation_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OA1</text:p>
                <draw:g>
                  <svg:desc>obligation_audit_evaluation.A2:obligation_audit_evaluation.A11</svg:desc>
                </draw:g>
              </table:table-cell>
              <table:table-cell office:value-type="float" office:value="55">
                <text:p>55</text:p>
                <draw:g>
                  <svg:desc>obligation_audit_evaluation.B2:obligation_audit_evaluation.B11</svg:desc>
                </draw:g>
              </table:table-cell>
            </table:table-row>
            <table:table-row>
              <table:table-cell office:value-type="string">
                <text:p>CTOA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TOA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OA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A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OA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A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OA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A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A1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